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Дата</text:p>
          </table:table-cell>
          <table:table-cell office:value-type="string">
            <text:p>План РТО</text:p>
          </table:table-cell>
          <table:table-cell office:value-type="string">
            <text:p>Факт РТО</text:p>
          </table:table-cell>
          <table:table-cell office:value-type="string">
            <text:p>План ЦКП</text:p>
          </table:table-cell>
          <table:table-cell office:value-type="string">
            <text:p>Факт ЦКП</text:p>
          </table:table-cell>
          <table:table-cell office:value-type="string">
            <text:p>План чеков</text:p>
          </table:table-cell>
          <table:table-cell office:value-type="string">
            <text:p>Факт чеков</text:p>
          </table:table-cell>
          <table:table-cell office:value-type="string">
            <text:p>Факт дисконт кар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1</text:p>
          </table:table-cell>
          <table:table-cell office:value="35629" office:value-type="float"/>
          <table:table-cell office:value="500" office:value-type="float"/>
          <table:table-cell office:value="3562" office:value-type="float"/>
          <table:table-cell office:value="150" office:value-type="float"/>
          <table:table-cell office:value="35" office:value-type="float"/>
          <table:table-cell office:value="4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2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3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4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 office:value="1000000" office:value-type="float"/>
          <table:table-cell office:value-type="string">
            <text:p>Общий план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5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500" office:value-type="float"/>
          <table:table-cell office:value-type="string">
            <text:p>Общий факт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6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.05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7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8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 office:value="1000" office:value-type="float"/>
          <table:table-cell office:value-type="string">
            <text:p>Общий план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9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 office:value="4" office:value-type="float"/>
          <table:table-cell office:value-type="string">
            <text:p>Общий факт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0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.4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1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2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100000" office:value-type="float"/>
          <table:table-cell office:value-type="string">
            <text:p>Общий план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3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150" office:value-type="float"/>
          <table:table-cell office:value-type="string">
            <text:p>Общий факт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4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 office:value="0.15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5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6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7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8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9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0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1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2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3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4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5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6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7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8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9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0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1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12-17T13:19:06.774916</meta:creation-date>
    <dc:date>2023-12-17T13:19:06.804891</dc:date>
    <meta:generator>http://pypi.python.org/pypi/ezodf/0.1.0$Python3.11.1 (tags/v3.11.1:a7a450f, Dec  6 2022, 19:58:39) [MSC v.1934 64 bit (AMD64)]</meta:generator>
    <meta:document-statistic/>
    <meta:editing-cycles>1</meta:editing-cycles>
  </office:meta>
</office:document-meta>
</file>